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tyle="normal" officeooo:rsid="00101fcf" officeooo:paragraph-rsid="00101fcf" style:font-style-asian="normal" style:font-style-complex="normal"/>
    </style:style>
    <style:style style:name="P2" style:family="paragraph" style:parent-style-name="Standard">
      <style:paragraph-properties fo:text-align="justify" style:justify-single-word="false"/>
      <style:text-properties fo:font-style="normal" officeooo:rsid="00101fcf" officeooo:paragraph-rsid="00156cb3" style:font-style-asian="normal" style:font-style-complex="normal"/>
    </style:style>
    <style:style style:name="P3" style:family="paragraph" style:parent-style-name="Standard">
      <style:paragraph-properties fo:text-align="justify" style:justify-single-word="false"/>
      <style:text-properties fo:font-style="normal" officeooo:rsid="0011c7a9" officeooo:paragraph-rsid="0011c7a9" style:font-style-asian="normal" style:font-style-complex="normal"/>
    </style:style>
    <style:style style:name="P4" style:family="paragraph" style:parent-style-name="Standard">
      <style:paragraph-properties fo:text-align="justify" style:justify-single-word="false"/>
      <style:text-properties fo:font-style="normal" officeooo:rsid="00137f51" officeooo:paragraph-rsid="00137f51" style:font-style-asian="normal" style:font-style-complex="normal"/>
    </style:style>
    <style:style style:name="P5" style:family="paragraph" style:parent-style-name="Standard">
      <style:paragraph-properties fo:text-align="justify" style:justify-single-word="false"/>
      <style:text-properties fo:font-style="normal" officeooo:rsid="0014cbfb" officeooo:paragraph-rsid="0014cbfb" style:font-style-asian="normal" style:font-style-complex="normal"/>
    </style:style>
    <style:style style:name="P6" style:family="paragraph" style:parent-style-name="Standard">
      <style:paragraph-properties fo:text-align="justify" style:justify-single-word="false"/>
      <style:text-properties fo:font-style="normal" officeooo:rsid="00156cb3" officeooo:paragraph-rsid="00156cb3" style:font-style-asian="normal" style:font-style-complex="normal"/>
    </style:style>
    <style:style style:name="P7" style:family="paragraph" style:parent-style-name="Standard">
      <style:paragraph-properties fo:text-align="justify" style:justify-single-word="false"/>
      <style:text-properties fo:font-style="normal" fo:font-weight="bold" officeooo:rsid="0014cbfb" officeooo:paragraph-rsid="0014cbfb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tyle="normal" fo:font-weight="bold" officeooo:rsid="00156cb3" officeooo:paragraph-rsid="00156cb3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tyle="normal" fo:font-weight="bold" officeooo:rsid="00156cb3" officeooo:paragraph-rsid="0016b707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tyle="normal" fo:font-weight="bold" officeooo:rsid="0016b707" officeooo:paragraph-rsid="0016b707" style:font-style-asian="normal" style:font-weight-asian="bold" style:font-style-complex="normal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tyle="normal" fo:font-weight="bold" officeooo:rsid="0017de75" officeooo:paragraph-rsid="0017de75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tyle="normal" fo:font-weight="bold" officeooo:rsid="0017ec26" officeooo:paragraph-rsid="0017ec26" style:font-style-asian="normal" style:font-weight-asian="bold" style:font-style-complex="normal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tyle="normal" fo:font-weight="bold" officeooo:rsid="0019e3cb" officeooo:paragraph-rsid="0019e3cb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tyle="normal" fo:font-weight="bold" officeooo:rsid="001ca8ea" officeooo:paragraph-rsid="001ca8ea" style:font-style-asian="normal" style:font-weight-asian="bold" style:font-style-complex="normal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style="normal" fo:font-weight="bold" officeooo:rsid="001eeaac" officeooo:paragraph-rsid="001eeaac" style:font-style-asian="normal" style:font-weight-asian="bold" style:font-style-complex="normal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tyle="normal" style:text-underline-style="none" fo:font-weight="bold" officeooo:rsid="000e9148" officeooo:paragraph-rsid="000e9148" style:font-style-asian="normal" style:font-weight-asian="bold" style:font-style-complex="normal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style="normal" fo:font-weight="normal" officeooo:rsid="00156cb3" officeooo:paragraph-rsid="0019e3cb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tyle="normal" fo:font-weight="normal" officeooo:rsid="00156cb3" officeooo:paragraph-rsid="001ea221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tyle="normal" fo:font-weight="normal" officeooo:rsid="00157282" officeooo:paragraph-rsid="00157282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tyle="normal" fo:font-weight="normal" officeooo:rsid="0016b707" officeooo:paragraph-rsid="0016b707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tyle="normal" fo:font-weight="normal" officeooo:rsid="0017de75" officeooo:paragraph-rsid="0017de75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tyle="normal" fo:font-weight="normal" officeooo:rsid="0017ec26" officeooo:paragraph-rsid="0017ec26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tyle="normal" fo:font-weight="normal" officeooo:rsid="0017ec26" officeooo:paragraph-rsid="001994c0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tyle="normal" fo:font-weight="normal" officeooo:rsid="0017ec26" officeooo:paragraph-rsid="0019e3cb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tyle="normal" fo:font-weight="normal" officeooo:rsid="0017ec26" officeooo:paragraph-rsid="001b7e20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tyle="normal" fo:font-weight="normal" officeooo:rsid="0017ec26" officeooo:paragraph-rsid="0021adca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tyle="normal" fo:font-weight="normal" officeooo:rsid="0019e3cb" officeooo:paragraph-rsid="0019e3cb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tyle="normal" fo:font-weight="normal" officeooo:rsid="001b7e20" officeooo:paragraph-rsid="001b7e20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tyle="normal" fo:font-weight="normal" officeooo:rsid="001ca8ea" officeooo:paragraph-rsid="001ca8ea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tyle="normal" fo:font-weight="normal" officeooo:rsid="001ca8ea" officeooo:paragraph-rsid="001d314f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style="normal" fo:font-weight="normal" officeooo:rsid="001e300a" officeooo:paragraph-rsid="001e300a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tyle="normal" fo:font-weight="normal" officeooo:rsid="001e300a" officeooo:paragraph-rsid="001ea221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style="normal" fo:font-weight="normal" officeooo:rsid="001e300a" officeooo:paragraph-rsid="001eeaac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style="normal" fo:font-weight="normal" officeooo:rsid="001ea221" officeooo:paragraph-rsid="001ea221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style="normal" fo:font-weight="normal" officeooo:rsid="001eeaac" officeooo:paragraph-rsid="001eeaac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style="normal" fo:font-weight="normal" officeooo:rsid="001fe257" officeooo:paragraph-rsid="001fe257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style="normal" fo:font-weight="normal" officeooo:rsid="0020360e" officeooo:paragraph-rsid="0020360e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style="normal" fo:font-weight="normal" officeooo:rsid="0021adca" officeooo:paragraph-rsid="0021adca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officeooo:paragraph-rsid="00137f51"/>
    </style:style>
    <style:style style:name="P40" style:family="paragraph" style:parent-style-name="Standard">
      <style:paragraph-properties fo:text-align="justify" style:justify-single-word="false"/>
      <style:text-properties officeooo:paragraph-rsid="0016b707"/>
    </style:style>
    <style:style style:name="P41" style:family="paragraph" style:parent-style-name="Standard">
      <style:paragraph-properties fo:text-align="justify" style:justify-single-word="false"/>
      <style:text-properties officeooo:paragraph-rsid="0017de75"/>
    </style:style>
    <style:style style:name="P42" style:family="paragraph" style:parent-style-name="Standard">
      <style:paragraph-properties fo:text-align="justify" style:justify-single-word="false"/>
      <style:text-properties officeooo:paragraph-rsid="001ca8ea"/>
    </style:style>
    <style:style style:name="P43" style:family="paragraph" style:parent-style-name="Standard">
      <style:paragraph-properties fo:text-align="justify" style:justify-single-word="false"/>
      <style:text-properties officeooo:paragraph-rsid="001eeaac"/>
    </style:style>
    <style:style style:name="P44" style:family="paragraph" style:parent-style-name="Standard">
      <style:paragraph-properties fo:text-align="justify" style:justify-single-word="false"/>
      <style:text-properties fo:font-size="10pt" fo:font-style="normal" fo:font-weight="bold" officeooo:rsid="0016b707" officeooo:paragraph-rsid="0016b707" style:font-size-asian="10pt" style:font-style-asian="normal" style:font-weight-asian="bold" style:font-size-complex="10pt" style:font-style-complex="normal" style:font-weight-complex="bold"/>
    </style:style>
    <style:style style:name="P45" style:family="paragraph" style:parent-style-name="Standard">
      <style:paragraph-properties fo:text-align="justify" style:justify-single-word="false"/>
      <style:text-properties officeooo:rsid="0016b707" officeooo:paragraph-rsid="0016b707"/>
    </style:style>
    <style:style style:name="P46" style:family="paragraph" style:parent-style-name="Standard">
      <style:paragraph-properties fo:text-align="justify" style:justify-single-word="false"/>
      <style:text-properties fo:font-weight="normal" officeooo:rsid="0021adca" officeooo:paragraph-rsid="0021adca" style:font-weight-asian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officeooo:rsid="001ea221" officeooo:paragraph-rsid="001ea221"/>
    </style:style>
    <style:style style:name="P48" style:family="paragraph" style:parent-style-name="Standard">
      <style:paragraph-properties fo:text-align="justify" style:justify-single-word="false"/>
      <style:text-properties officeooo:rsid="001eeaac" officeooo:paragraph-rsid="001eeaac"/>
    </style:style>
    <style:style style:name="P49" style:family="paragraph" style:parent-style-name="Standard">
      <style:paragraph-properties fo:text-align="justify" style:justify-single-word="false"/>
      <style:text-properties officeooo:rsid="0021adca" officeooo:paragraph-rsid="0021adca"/>
    </style:style>
    <style:style style:name="T1" style:family="text">
      <style:text-properties officeooo:rsid="0011c7a9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4cbfb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fo:font-weight="bold" officeooo:rsid="0014cbfb" style:font-style-asian="normal" style:font-weight-asian="bold" style:font-style-complex="normal" style:font-weight-complex="bold"/>
    </style:style>
    <style:style style:name="T6" style:family="text">
      <style:text-properties fo:font-style="normal" fo:font-weight="bold" officeooo:rsid="00137f51" style:font-style-asian="normal" style:font-weight-asian="bold" style:font-style-complex="normal" style:font-weight-complex="bold"/>
    </style:style>
    <style:style style:name="T7" style:family="text">
      <style:text-properties fo:font-style="normal" fo:font-weight="bold" officeooo:rsid="0017de75" style:font-style-asian="normal" style:font-weight-asian="bold" style:font-style-complex="normal" style:font-weight-complex="bold"/>
    </style:style>
    <style:style style:name="T8" style:family="text">
      <style:text-properties fo:font-style="normal" fo:font-weight="bold" officeooo:rsid="001ca8ea" style:font-style-asian="normal" style:font-weight-asian="bold" style:font-style-complex="normal" style:font-weight-complex="bold"/>
    </style:style>
    <style:style style:name="T9" style:family="text">
      <style:text-properties fo:font-style="normal" fo:font-weight="bold" officeooo:rsid="001d314f" style:font-style-asian="normal" style:font-weight-asian="bold" style:font-style-complex="normal" style:font-weight-complex="bold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16b707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17de75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1e300a" style:font-style-asian="normal" style:font-weight-asian="normal" style:font-style-complex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137f51" style:font-weight-asian="bold" style:font-weight-complex="bold"/>
    </style:style>
    <style:style style:name="T16" style:family="text">
      <style:text-properties fo:font-weight="bold" officeooo:rsid="001d314f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19e3cb" style:font-weight-asian="normal" style:font-weight-complex="normal"/>
    </style:style>
    <style:style style:name="T19" style:family="text">
      <style:text-properties officeooo:rsid="00156cb3"/>
    </style:style>
    <style:style style:name="T20" style:family="text">
      <style:text-properties officeooo:rsid="00157282"/>
    </style:style>
    <style:style style:name="T21" style:family="text">
      <style:text-properties officeooo:rsid="0016b707"/>
    </style:style>
    <style:style style:name="T22" style:family="text">
      <style:text-properties officeooo:rsid="0017ec26"/>
    </style:style>
    <style:style style:name="T23" style:family="text">
      <style:text-properties officeooo:rsid="001994c0"/>
    </style:style>
    <style:style style:name="T24" style:family="text">
      <style:text-properties officeooo:rsid="001d314f"/>
    </style:style>
    <style:style style:name="T25" style:family="text">
      <style:text-properties officeooo:rsid="001e300a"/>
    </style:style>
    <style:style style:name="T26" style:family="text">
      <style:text-properties officeooo:rsid="001eeaac"/>
    </style:style>
    <style:style style:name="T27" style:family="text">
      <style:text-properties fo:color="#000000" fo:font-style="normal" style:text-underline-style="solid" style:text-underline-width="auto" style:text-underline-color="font-color" fo:font-weight="normal" officeooo:rsid="001e300a" style:font-style-asian="normal" style:font-weight-asian="normal" style:font-style-complex="normal" style:font-weight-complex="normal"/>
    </style:style>
    <style:style style:name="T28" style:family="text">
      <style:text-properties fo:color="#000000" fo:font-style="normal" style:text-underline-style="solid" style:text-underline-width="auto" style:text-underline-color="font-color" fo:font-weight="normal" officeooo:rsid="001eeaac" style:font-style-asian="normal" style:font-weight-asian="normal" style:font-style-complex="normal" style:font-weight-complex="normal"/>
    </style:style>
    <style:style style:name="T29" style:family="text">
      <style:text-properties fo:color="#000000" style:text-underline-style="none"/>
    </style:style>
    <style:style style:name="T30" style:family="text">
      <style:text-properties fo:color="#000000" style:text-underline-style="none" officeooo:rsid="001e300a"/>
    </style:style>
    <style:style style:name="T31" style:family="text">
      <style:text-properties fo:color="#000000" style:text-underline-style="none" officeooo:rsid="001eeaac"/>
    </style:style>
    <style:style style:name="T32" style:family="text">
      <style:text-properties officeooo:rsid="0021adc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RESUMO AULA TUPLAS</text:p>
      <text:p text:style-name="P9">1. Definição de tuple.</text:p>
      <text:p text:style-name="P9">2. É possível gerar tuple <text:span text:style-name="T21">dinamicamente com range</text:span> <text:span text:style-name="T20">usando a função tuple().</text:span></text:p>
      <text:p text:style-name="P10">3. Desempacotamento de tuple.</text:p>
      <text:p text:style-name="P11">4. Métodos de adição e remoção de elemntos em tuples não existem.</text:p>
      <text:p text:style-name="P11">5. Soma, valor máximo, valor mínimo e tamnho vale as regras das listas.</text:p>
      <text:p text:style-name="P12">6. Concatenação (juntar) de tuples.</text:p>
      <text:p text:style-name="P13">7. Verificar se determinado elemento está contido na tuple.</text:p>
      <text:p text:style-name="P13">8. Iterando sobre uma tuple <text:span text:style-name="T26">com for e while.</text:span></text:p>
      <text:p text:style-name="P14">9. Contar elementos dentro de uma tuple.</text:p>
      <text:p text:style-name="P14">10. <text:span text:style-name="T24">C</text:span>onverter uma string em tuple e contar os elementos.</text:p>
      <text:p text:style-name="P42"><text:span text:style-name="T8">11. </text:span><text:span text:style-name="T9">Em que situações é aconselhável utilizar uma tuple.</text:span></text:p>
      <text:p text:style-name="P47"><text:span text:style-name="T9">1</text:span><text:span text:style-name="T4">2. Acesso a elementos.</text:span></text:p>
      <text:p text:style-name="P48"><text:span text:style-name="T4">13. Verificar em qual indice o elemento está na tuple.</text:span></text:p>
      <text:p text:style-name="P48"><text:span text:style-name="T4">14. Slicing in tuple.</text:span></text:p>
      <text:p text:style-name="P49"><text:span text:style-name="T4">15. Copiando uma tuple para outra.</text:span></text:p>
      <text:p text:style-name="P49"><text:span text:style-name="T4"/></text:p>
      <text:p text:style-name="P46"><text:span text:style-name="T2">&gt;&gt;&gt; dir(tupla)</text:span></text:p>
      <text:p text:style-name="P46"><text:span text:style-name="T2">['__add__', '__class__', '__contains__', '__delattr__', '__dir__', '__doc__', '__eq__', '__format__', '__ge__', '__getattribute__', '__getitem__', '__getnewargs__', '__gt__', '__hash__', '__init__', '__init_subclass__', '__iter__', '__le__', '__len__', '__lt__', '__mul__', '__ne__', '__new__', '__reduce__', '__reduce_ex__', '__repr__', '__rmul__', '__setattr__', '__sizeof__', '__str__', '__subclasshook__', 'count', 'index']</text:span></text:p>
      <text:p text:style-name="P46"><text:span text:style-name="T2">&gt;&gt;&gt; </text:span></text:p>
      <text:p text:style-name="P8"/>
      <text:p text:style-name="P8">1. Definição de tuple.</text:p>
      <text:p text:style-name="P2">São bastante parecidas com listas. Exeistem duas diferenças básicas. <text:span text:style-name="T19">São representadas por vírgulas e são imutáveis, ou seja, </text:span><text:span text:style-name="T1">depois de criada a tuple não muda. Tuda operação em uma tuple gera uma nova tuple.</text:span></text:p>
      <text:p text:style-name="P1"/>
      <text:p text:style-name="P1">print(type(()))</text:p>
      <text:p text:style-name="P1"/>
      <text:p text:style-name="P3">&lt;class ‘tuple’&gt;</text:p>
      <text:p text:style-name="P3"/>
      <text:p text:style-name="P3">O parêntese é reconhecido como uma tuple, <text:span text:style-name="T19">mas é importante observar que o que define uma tuple é a vŕgula.</text:span></text:p>
      <text:p text:style-name="P3"/>
      <text:p text:style-name="P6">(4) não é tuple</text:p>
      <text:p text:style-name="P6">(4,) é tuple</text:p>
      <text:p text:style-name="P6">4, é tuple</text:p>
      <text:p text:style-name="P1"/>
      <text:p text:style-name="P39"><text:span text:style-name="T5">Cuidado 1:</text:span><text:span text:style-name="T6"> </text:span><text:span text:style-name="T5">S</text:span><text:span text:style-name="T3">e informar x = 1, 2, 3 etc tambem reconhece como tuple mesmo sem o ()</text:span></text:p>
      <text:p text:style-name="P4"/>
      <text:p text:style-name="P5">Se eu informar tupla1 = (1, 2, 3, 4, 5) </text:p>
      <text:p text:style-name="P5">print(tupla1) =&gt; reconhece como tuple</text:p>
      <text:p text:style-name="P5"/>
      <text:p text:style-name="P5">Se eu informar tupla2 = 1, 2, 3, 4, 5, 6 =&gt; </text:p>
      <text:p text:style-name="P5">print(tupla2) =&gt; tambem vai reconhecer como tuple</text:p>
      <text:p text:style-name="P5"/>
      <text:p text:style-name="P5"><text:span text:style-name="T14">Cuidado 2:</text:span><text:span text:style-name="T15"> </text:span><text:span text:style-name="T17">tuple com 1 elemento</text:span></text:p>
      <text:p text:style-name="P5"><text:span text:style-name="T17"/></text:p>
      <text:p text:style-name="P5"><text:span text:style-name="T17">Para ser reconhecido como tuple precisa ter uma vírgula depois do elemento.</text:span></text:p>
      <text:p text:style-name="P5"><text:soft-page-break/><text:span text:style-name="T17"/></text:p>
      <text:p text:style-name="P5"><text:span text:style-name="T17">Tupla1 = (4,) =&gt; isso é uma tuple</text:span></text:p>
      <text:p text:style-name="P7"><text:span text:style-name="T17"/></text:p>
      <text:p text:style-name="P8">2. É possível gerar tuple <text:span text:style-name="T21">dinamicamente com range</text:span> <text:span text:style-name="T20">usando a função tuple().</text:span></text:p>
      <text:p text:style-name="P20">Aqui vale as regras do range (inicio, fim e passo), ou seja, o range é range em qualquer lugar no python.</text:p>
      <text:p text:style-name="P19"/>
      <text:p text:style-name="P19">Tupla = tuple(range(11)) =&gt; Em um range de 0 a 10 gera uma tuple.</text:p>
      <text:p text:style-name="P19">print(tupla)</text:p>
      <text:p text:style-name="P19">print(type(tupla))</text:p>
      <text:p text:style-name="P19"/>
      <text:p text:style-name="P19">(0, 1, 2, 3, 4, 5, 6, 7, 8, 9, 10)</text:p>
      <text:p text:style-name="P19">&lt;class ‘tuple’&gt;</text:p>
      <text:p text:style-name="P19"/>
      <text:p text:style-name="P10">3. Desempacotamento de tuple.</text:p>
      <text:p text:style-name="P10"/>
      <text:p text:style-name="P20">Tupla = <text:span text:style-name="T20">(‘</text:span>Geek University’, ‘Programação em Python: Essencial’) =&gt; essa é uma tupla de string que temos dois dados. As strings estão separadas por vírgula.</text:p>
      <text:p text:style-name="P44"><text:s/>Var 1 <text:s text:c="2"/>Var 2</text:p>
      <text:p text:style-name="P20">escola, curso = tupla</text:p>
      <text:p text:style-name="P20"/>
      <text:p text:style-name="P20">print(escola) =&gt; A primeira string, ou seja, o primeiro valor vai para variável escola.</text:p>
      <text:p text:style-name="P20"/>
      <text:p text:style-name="P40"><text:span text:style-name="T11">print(curso) =&gt; A segunda string, ou seja, o segundo valor vai para variável curso.</text:span></text:p>
      <text:p text:style-name="P40"><text:span text:style-name="T11"/></text:p>
      <text:p text:style-name="P45"><text:span text:style-name="T4">Observações: </text:span><text:span text:style-name="T10">não posso informar mais elementos do que a tuple tem para desempacotamento ou menos elementos do que a tuple tem que vai dar erro.</text:span></text:p>
      <text:p text:style-name="P40"><text:span text:style-name="T11"/></text:p>
      <text:p text:style-name="P11">4. Métodos de adição e remoção de elemntos em tuples não existem.</text:p>
      <text:p text:style-name="P21">Considerando que as tuples são imutáveis não é possível alterar os elementos.</text:p>
      <text:p text:style-name="P21"/>
      <text:p text:style-name="P11"><text:span text:style-name="T21">5. Soma, valor máximo, valor mínimo e tamnho vale as regras das listas.</text:span></text:p>
      <text:p text:style-name="P21"><text:span text:style-name="T21">S</text:span>e os valores forem inteiros podemos somar, encontrar máximo e mínimo. Enquanto o tamanho independe do elemento ser int ou float.</text:p>
      <text:p text:style-name="P21"/>
      <text:p text:style-name="P11">Exemplo 1 =&gt; Apenas com inteiros</text:p>
      <text:p text:style-name="P21"/>
      <text:p text:style-name="P21">Tupla = (1, 2, 3, 4, 5)</text:p>
      <text:p text:style-name="P21">print(sum(tupla)) =&gt; 21</text:p>
      <text:p text:style-name="P21">print(max(tupla)) =&gt; 6</text:p>
      <text:p text:style-name="P21">print(min(tupla)) =&gt; 1</text:p>
      <text:p text:style-name="P21">print(len(tupla)) =&gt; 6</text:p>
      <text:p text:style-name="P21"/>
      <text:p text:style-name="P41"><text:span text:style-name="T7">Exemplo 2 =&gt; Com uma string</text:span></text:p>
      <text:p text:style-name="P21"/>
      <text:p text:style-name="P21">Tupla = (1, 2, 3, 4, 5, b) </text:p>
      <text:p text:style-name="P41"><text:span text:style-name="T12">print(sum(tupla)) =&gt; erro</text:span></text:p>
      <text:p text:style-name="P41"><text:span text:style-name="T12">print(max(tupla)) =&gt; erro</text:span></text:p>
      <text:p text:style-name="P41"><text:span text:style-name="T12">print(min(tupla)) =&gt; erro</text:span></text:p>
      <text:p text:style-name="P21">print(len(tupla)) =&gt; 7</text:p>
      <text:p text:style-name="P21"/>
      <text:p text:style-name="P12">6. Concatenação de tuples.</text:p>
      <text:p text:style-name="P22"><text:soft-page-break/></text:p>
      <text:p text:style-name="P22"/>
      <text:p text:style-name="P22">Tupla 1 = (1, 2, 3)</text:p>
      <text:p text:style-name="P22">print(tupla1)</text:p>
      <text:p text:style-name="P22">(1, 2, 3)</text:p>
      <text:p text:style-name="P22"/>
      <text:p text:style-name="P22">Tupla 1 = (4, 5, 6)</text:p>
      <text:p text:style-name="P22">print(tupla2)</text:p>
      <text:p text:style-name="P22">(4, 5, 6)</text:p>
      <text:p text:style-name="P22"/>
      <text:p text:style-name="P22">print(tupla1 + tupla2)</text:p>
      <text:p text:style-name="P22">(1, 2, 3, 4, 5, 6)</text:p>
      <text:p text:style-name="P22"/>
      <text:p text:style-name="P22">print(tupla1)</text:p>
      <text:p text:style-name="P22">(1, 2, 3)</text:p>
      <text:p text:style-name="P22"/>
      <text:p text:style-name="P22">print(tupla2)</text:p>
      <text:p text:style-name="P22">(4, 5, 6)</text:p>
      <text:p text:style-name="P22"/>
      <text:p text:style-name="P12">Observações:<text:span text:style-name="T17"> </text:span><text:span text:style-name="T18">As tuplas são imutáveis mas podem ser sobrescritas.</text:span></text:p>
      <text:p text:style-name="P22">a) <text:s/>print(tupla1 + tupla2) =&gt; Eu posso imprimir as duas tuplas mas não estou alterando porque são imutáveis.</text:p>
      <text:p text:style-name="P23">b) tupla3 = tupla1 + tupla2 <text:span text:style-name="T23">=&gt; Vai criar uma nova tupla3 = </text:span>(1, 2, 3, 4, 5, 6) <text:span text:style-name="T23">e mantem inalteradas a 1 e a 2.</text:span></text:p>
      <text:p text:style-name="P27">c) tupla 1 = tupla 1 + tupla 2 =&gt; A tupla 1 vai ser sobrescrita para <text:span text:style-name="T22">(1, 2, 3, 4, 5, 6).</text:span></text:p>
      <text:p text:style-name="P22"/>
      <text:p text:style-name="P13">7. Verificar se determinado elemento está contido na tuple.</text:p>
      <text:p text:style-name="P17"/>
      <text:p text:style-name="P17"/>
      <text:p text:style-name="P24">Tupla 1 = (1, 2, 3)</text:p>
      <text:p text:style-name="P27">print(3 in tupla)</text:p>
      <text:p text:style-name="P27">True</text:p>
      <text:p text:style-name="P17"/>
      <text:p text:style-name="P24">Tupla 1 = (1, 2, 3)</text:p>
      <text:p text:style-name="P27">print(33 in tupla)</text:p>
      <text:p text:style-name="P27">False</text:p>
      <text:p text:style-name="P27"/>
      <text:p text:style-name="P13">8. Iterando sobre uma tuple <text:span text:style-name="T26">com for e while.</text:span></text:p>
      <text:p text:style-name="P27"/>
      <text:p text:style-name="P15">a) Iterando com for.</text:p>
      <text:p text:style-name="P28">Para cada número nesta tupla imprima o número.</text:p>
      <text:p text:style-name="P28"/>
      <text:p text:style-name="P25">Tupla 1 = (1, 2, 3)</text:p>
      <text:p text:style-name="P25"/>
      <text:p text:style-name="P28">for n in tupla:</text:p>
      <text:p text:style-name="P28"><text:s text:c="4"/>print(n)</text:p>
      <text:p text:style-name="P28">1</text:p>
      <text:p text:style-name="P28">2</text:p>
      <text:p text:style-name="P28">3</text:p>
      <text:p text:style-name="P28"/>
      <text:p text:style-name="P28">Para cada indice nesta tupla imprima indice e valor</text:p>
      <text:p text:style-name="P28"/>
      <text:p text:style-name="P25"><text:soft-page-break/>Tupla 1 = (1, 2, 3)</text:p>
      <text:p text:style-name="P25"/>
      <text:p text:style-name="P28">for indice, valor in enumerate(tupla):</text:p>
      <text:p text:style-name="P28"><text:s text:c="4"/>print(indice, valor)</text:p>
      <text:p text:style-name="P28">0 1</text:p>
      <text:p text:style-name="P28">1 2</text:p>
      <text:p text:style-name="P28">2 3</text:p>
      <text:p text:style-name="P28"/>
      <text:p text:style-name="P15">a) Iterando com while.</text:p>
      <text:p text:style-name="P35"/>
      <text:p text:style-name="P33">Meses = (‘Janeiro’, ‘Fevereiro’, ‘Março’, ‘Abril’, ‘Maio’, ‘Junho’, ‘Julho’, ‘Agosto’, ‘Setembro’, ‘Outubro’, ‘Novembro’, ‘Dezembro’)</text:p>
      <text:p text:style-name="P33"/>
      <text:p text:style-name="P35">i = 0</text:p>
      <text:p text:style-name="P35"/>
      <text:p text:style-name="P35">while i &lt; len(meses):</text:p>
      <text:p text:style-name="P35"><text:s text:c="4"/>print(meses(i))</text:p>
      <text:p text:style-name="P35"><text:s text:c="4"/>i = i + 1</text:p>
      <text:p text:style-name="P35">Janeiro</text:p>
      <text:p text:style-name="P35">Fevereiro</text:p>
      <text:p text:style-name="P35">Março</text:p>
      <text:p text:style-name="P35">Abril </text:p>
      <text:p text:style-name="P35">Maio</text:p>
      <text:p text:style-name="P35">Junho</text:p>
      <text:p text:style-name="P35">Julho</text:p>
      <text:p text:style-name="P35">Agosto</text:p>
      <text:p text:style-name="P35">Setembro</text:p>
      <text:p text:style-name="P35">Outubro</text:p>
      <text:p text:style-name="P35">Novembro</text:p>
      <text:p text:style-name="P35">Dezembro</text:p>
      <text:p text:style-name="P35"/>
      <text:p text:style-name="P14">9. Contar elementos dentro de uma tuple.</text:p>
      <text:p text:style-name="P29"/>
      <text:p text:style-name="P29">Tupla = (‘a’, ‘b’, ‘c’, ‘d’, ‘e’, ‘a’, ‘b’)</text:p>
      <text:p text:style-name="P29"/>
      <text:p text:style-name="P29">print(tupla.count(‘a’))</text:p>
      <text:p text:style-name="P29"/>
      <text:p text:style-name="P29">2</text:p>
      <text:p text:style-name="P29"/>
      <text:p text:style-name="P29">escola = tuple(‘Geek University’)</text:p>
      <text:p text:style-name="P29"/>
      <text:p text:style-name="P14">10. converter uma string em tuple e contar os elementos.</text:p>
      <text:p text:style-name="P29">print(escola)</text:p>
      <text:p text:style-name="P29">(‘G’, ’e’, ‘e’, ‘k’, ‘ <text:s/>‘,‘U’, ‘n’, ‘i’, ‘v’, ‘e’, ‘r’, ‘s’, ‘i’, ‘t’, ‘y’)</text:p>
      <text:p text:style-name="P29"/>
      <text:p text:style-name="P29">print(escola.count(‘e’))</text:p>
      <text:p text:style-name="P29">3</text:p>
      <text:p text:style-name="P29"/>
      <text:p text:style-name="P30"><text:span text:style-name="T14">11. </text:span><text:span text:style-name="T16">Em que situações é aconselhável utilizar uma tuple.</text:span></text:p>
      <text:p text:style-name="P37">As tuples são mais rápidas do que listas e deixam o código mais seguro. Isso porque trabalhar com elementos imutáveis traz mais segurança para o código. Assim, s<text:span text:style-name="T25">empre que não for preciso modificar os dados contidos em uma coleção </text:span>é aconselhável utilizar tuples.</text:p>
      <text:p text:style-name="P32"><text:soft-page-break/></text:p>
      <text:p text:style-name="P31">Meses = (‘Janeiro’, ‘Fevereiro’, ‘Março’, ‘Abril’, ‘Maio’, ‘Junho’, ‘Julho’, ‘Agosto’, ‘Setembro’, ‘Outubro’, ‘Novembro’, ‘Dezembro’)</text:p>
      <text:p text:style-name="P31"/>
      <text:p text:style-name="P34">Obs. Não há necessidade de alterar meses do ano.</text:p>
      <text:p text:style-name="P31"/>
      <text:p text:style-name="P47"><text:span text:style-name="T9">1</text:span><text:span text:style-name="T4">2. Acesso a elementos.</text:span></text:p>
      <text:p text:style-name="P18"/>
      <text:p text:style-name="P33">Meses = (‘Janeiro’, ‘Fevereiro’, ‘Março’, ‘Abril’, ‘Maio’, ‘Junho’, ‘Julho’, ‘Agosto’, ‘Setembro’, ‘Outubro’, ‘Novembro’, ‘Dezembro’)</text:p>
      <text:p text:style-name="P33"/>
      <text:p text:style-name="P35">print(meses(5))</text:p>
      <text:p text:style-name="P35"/>
      <text:p text:style-name="P35">Junho</text:p>
      <text:p text:style-name="P35"/>
      <text:p text:style-name="P35"><text:span text:style-name="T14">13. Verificar em qual indice o elemento está na tuple.</text:span></text:p>
      <text:p text:style-name="P35">Caso o elemento procurado não esteja na tupla vai retornar um erro.</text:p>
      <text:p text:style-name="P35"/>
      <text:p text:style-name="P15">a) Busca sem critério definido.</text:p>
      <text:p text:style-name="P33">Meses = (‘Janeiro’, ‘Fevereiro’, ‘Março’, ‘Abril’, ‘Maio’, ‘Junho’, ‘Julho’, ‘Agosto’, ‘Setembro’, ‘Outubro’, ‘Novembro’, ‘Dezembro’)</text:p>
      <text:p text:style-name="P33"/>
      <text:p text:style-name="P35">print(meses.index(‘Junho’))</text:p>
      <text:p text:style-name="P35"/>
      <text:p text:style-name="P35">5</text:p>
      <text:p text:style-name="P15">a) Busca com critério a partir de um determinado indice.</text:p>
      <text:p text:style-name="P43"><text:span text:style-name="T13">Meses = (‘Janeiro’, ‘Fevereiro’, ‘Março’, ‘Abril’, ‘Maio’, ‘</text:span><text:span text:style-name="T27">Junho’, ‘Ju</text:span><text:span text:style-name="T28">nh</text:span><text:span text:style-name="T27">o</text:span><text:span text:style-name="T13">’, ‘Agosto’, ‘Setembro’, ‘Outubro’, ‘Novembro’, ‘Dezembro’)</text:span></text:p>
      <text:p text:style-name="P33"/>
      <text:p text:style-name="P35">print(meses.index(‘Junho, 6’))</text:p>
      <text:p text:style-name="P35"/>
      <text:p text:style-name="P35">6</text:p>
      <text:p text:style-name="P35"/>
      <text:p text:style-name="P35"><text:span text:style-name="T14">14. Slicing in tuple.</text:span></text:p>
      <text:p text:style-name="P35"/>
      <text:p text:style-name="P36">Como para trabalhar com silicing utiliza o [] neste caso teremos:</text:p>
      <text:p text:style-name="P36"/>
      <text:p text:style-name="P36">tupla[inicio:fim:passo]</text:p>
      <text:p text:style-name="P36"/>
      <text:p text:style-name="P36"><text:span text:style-name="T25">Meses = (‘Janeiro’, ‘Fevereiro’, ‘Março’, ‘Abril’, ‘Maio’, ‘</text:span><text:span text:style-name="T30">Junho’, ‘Ju</text:span><text:span text:style-name="T29">l</text:span><text:span text:style-name="T31">h</text:span><text:span text:style-name="T30">o</text:span><text:span text:style-name="T25">’, ‘Agosto’, ‘Setembro’, ‘Outubro’, ‘Novembro’, ‘Dezembro’)</text:span></text:p>
      <text:p text:style-name="P36"/>
      <text:p text:style-name="P36">print(meses[0:]) =&gt; vai trazer todos os meses</text:p>
      <text:p text:style-name="P36"/>
      <text:p text:style-name="P36"><text:span text:style-name="T25">(‘Janeiro’, ‘Fevereiro’, ‘Março’, ‘Abril’, ‘Maio’, ‘</text:span><text:span text:style-name="T30">Junho’, ‘Ju</text:span><text:span text:style-name="T29">l</text:span><text:span text:style-name="T31">h</text:span><text:span text:style-name="T30">o</text:span><text:span text:style-name="T25">’, ‘Agosto’, ‘Setembro’, ‘Outubro’, ‘Novembro’, ‘Dezembro’)</text:span></text:p>
      <text:p text:style-name="P36"/>
      <text:p text:style-name="P36">print(meses[5:]) =&gt; vai trazer todos os meses</text:p>
      <text:p text:style-name="P36"/>
      <text:p text:style-name="P36"><text:span text:style-name="T25">(‘</text:span><text:span text:style-name="T30">Junho’, ‘Ju</text:span><text:span text:style-name="T29">l</text:span><text:span text:style-name="T31">h</text:span><text:span text:style-name="T30">o</text:span><text:span text:style-name="T25">’, ‘Agosto’, ‘Setembro’, ‘Outubro’, ‘Novembro’, ‘Dezembro’)</text:span></text:p>
      <text:p text:style-name="P36"/>
      <text:p text:style-name="P36">print(meses[5:9]) =&gt; vai trazer todos os meses</text:p>
      <text:p text:style-name="P36"><text:soft-page-break/></text:p>
      <text:p text:style-name="P36"><text:span text:style-name="T25">(‘</text:span><text:span text:style-name="T30">Junho’, ‘Ju</text:span><text:span text:style-name="T29">l</text:span><text:span text:style-name="T31">h</text:span><text:span text:style-name="T30">o</text:span><text:span text:style-name="T25">’, ‘Agosto’, ‘Setembro’)</text:span></text:p>
      <text:p text:style-name="P36"/>
      <text:p text:style-name="P38"><text:span text:style-name="T14">15. Copiando uma tuple para outra.</text:span></text:p>
      <text:p text:style-name="P38"/>
      <text:p text:style-name="P26">Tupla = (1, 2, 3)</text:p>
      <text:p text:style-name="P26">print(tupla)</text:p>
      <text:p text:style-name="P26">(1, 2, 3)</text:p>
      <text:p text:style-name="P38">nova = tupla</text:p>
      <text:p text:style-name="P38"/>
      <text:p text:style-name="P38">print(nova)</text:p>
      <text:p text:style-name="P26">(1, 2, 3)</text:p>
      <text:p text:style-name="P38">print(tupla)</text:p>
      <text:p text:style-name="P26">(1, 2, 3)</text:p>
      <text:p text:style-name="P26"/>
      <text:p text:style-name="P38">outra = (4, 5, 6)</text:p>
      <text:p text:style-name="P38"/>
      <text:p text:style-name="P38">nova = nova + outra</text:p>
      <text:p text:style-name="P38"/>
      <text:p text:style-name="P38">print(nova)</text:p>
      <text:p text:style-name="P26">(1, 2, 3, <text:span text:style-name="T32">4, 5, 6</text:span>)</text:p>
      <text:p text:style-name="P38">print(tupla)</text:p>
      <text:p text:style-name="P26">(1, 2, 3)</text:p>
      <text:p text:style-name="P26"/>
      <text:p text:style-name="P38">Na tuple não temos o problema de Shallow Copy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8T09:41:12.360879622</meta:creation-date>
    <meta:generator>LibreOffice/6.4.7.2$Linux_X86_64 LibreOffice_project/40$Build-2</meta:generator>
    <dc:date>2021-12-28T13:21:31.427527215</dc:date>
    <meta:editing-duration>PT1H37M51S</meta:editing-duration>
    <meta:editing-cycles>17</meta:editing-cycles>
    <meta:document-statistic meta:table-count="0" meta:image-count="0" meta:object-count="0" meta:page-count="6" meta:paragraph-count="177" meta:word-count="1165" meta:character-count="7113" meta:non-whitespace-character-count="6099"/>
  </office:meta>
</office:document-meta>
</file>